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R_REPORTING</text:p>
          </table:table-cell>
          <table:table-cell table:style-name="ce1" office:value-type="string" calcext:value-type="string">
            <text:p>TOTAL_IN</text:p>
          </table:table-cell>
          <table:table-cell table:style-name="ce1" office:value-type="string" calcext:value-type="string">
            <text:p>TOTAL_IN_ICU</text:p>
          </table:table-cell>
          <table:table-cell table:style-name="ce1" office:value-type="string" calcext:value-type="string">
            <text:p>TOTAL_IN_RESP</text:p>
          </table:table-cell>
          <table:table-cell table:style-name="ce1" office:value-type="string" calcext:value-type="string">
            <text:p>TOTAL_IN_ECMO</text:p>
          </table:table-cell>
          <table:table-cell table:style-name="ce1" office:value-type="string" calcext:value-type="string">
            <text:p>NEW_IN</text:p>
          </table:table-cell>
          <table:table-cell table:style-name="ce1" office:value-type="string" calcext:value-type="string">
            <text:p>NEW_OUT</text:p>
          </table:table-cell>
          <table:table-cell table:style-name="ce1"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06" calcext:value-type="float">
            <text:p>30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373" calcext:value-type="float">
            <text:p>373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415" calcext:value-type="float">
            <text:p>415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74" calcext:value-type="float">
            <text:p>374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522" calcext:value-type="float">
            <text:p>522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581" calcext:value-type="float">
            <text:p>581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51" calcext:value-type="float">
            <text:p>45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25" calcext:value-type="float">
            <text:p>725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40" calcext:value-type="float">
            <text:p>540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66" calcext:value-type="float">
            <text:p>466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56" calcext:value-type="float">
            <text:p>456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70" calcext:value-type="float">
            <text:p>770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56" calcext:value-type="float">
            <text:p>656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02" calcext:value-type="float">
            <text:p>602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26" calcext:value-type="float">
            <text:p>526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8" calcext:value-type="float">
            <text:p>818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90" calcext:value-type="float">
            <text:p>790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37" calcext:value-type="float">
            <text:p>637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12" calcext:value-type="float">
            <text:p>612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70" calcext:value-type="float">
            <text:p>57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4" calcext:value-type="float">
            <text:p>534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94" calcext:value-type="float">
            <text:p>794</text:p>
          </table:table-cell>
          <table:table-cell office:value-type="float" office:value="179" calcext:value-type="float">
            <text:p>179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18" calcext:value-type="float">
            <text:p>818</text:p>
          </table:table-cell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42" calcext:value-type="float">
            <text:p>642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7" calcext:value-type="float">
            <text:p>537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62" calcext:value-type="float">
            <text:p>862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43" calcext:value-type="float">
            <text:p>843</text:p>
          </table:table-cell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67" calcext:value-type="float">
            <text:p>667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93" calcext:value-type="float">
            <text:p>693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62" calcext:value-type="float">
            <text:p>562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75" calcext:value-type="float">
            <text:p>875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2" calcext:value-type="float">
            <text:p>902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62" calcext:value-type="float">
            <text:p>662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6" calcext:value-type="float">
            <text:p>616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74" calcext:value-type="float">
            <text:p>574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851" calcext:value-type="float">
            <text:p>851</text:p>
          </table:table-cell>
          <table:table-cell office:value-type="float" office:value="214" calcext:value-type="float">
            <text:p>21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14" calcext:value-type="float">
            <text:p>914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689" calcext:value-type="float">
            <text:p>689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780" calcext:value-type="float">
            <text:p>780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2" calcext:value-type="float">
            <text:p>642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4" calcext:value-type="float">
            <text:p>634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16" calcext:value-type="float">
            <text:p>916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89" calcext:value-type="float">
            <text:p>689</text:p>
          </table:table-cell>
          <table:table-cell office:value-type="float" office:value="154" calcext:value-type="float">
            <text:p>154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821" calcext:value-type="float">
            <text:p>821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4" calcext:value-type="float">
            <text:p>644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 table:number-rows-repeated="10483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3:31:52.623000000</meta:creation-date>
    <dc:date>2020-04-05T13:32:33.919000000</dc:date>
    <meta:editing-duration>PT41S</meta:editing-duration>
    <meta:editing-cycles>1</meta:editing-cycles>
    <meta:document-statistic meta:table-count="1" meta:cell-count="2320" meta:object-count="0"/>
    <meta:generator>LibreOffice/6.4.2.2$Windows_X86_64 LibreOffice_project/4e471d8c02c9c90f512f7f9ead8875b57fcb1ec3</meta:generator>
  </office:meta>
</office:document-meta>
</file>